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9" style:family="table-cell" style:parent-style-name="Default" style:data-style-name="N37"/>
    <style:style style:name="ce10" style:family="table-cell" style:parent-style-name="Default" style:data-style-name="N104"/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ext-properties fo:font-style="italic" style:text-underline-style="none" style:font-style-asian="italic" style:font-style-complex="italic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10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6.16" calcext:value-type="float">
            <text:p>-96.1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9" calcext:value-type="date">
            <text:p>06/29/19</text:p>
          </table:table-cell>
          <table:table-cell office:value-type="string" calcext:value-type="string">
            <text:p>FIDO Jun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Last car fill into rental car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72.18" calcext:value-type="float">
            <text:p>-67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D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string" calcext:value-type="string">
            <text:p>CIBC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string" calcext:value-type="string">
            <text:p>JK Tax (carol ma accountant meet up)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IBC 0704 July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1786.78" calcext:value-type="float">
            <text:p>-1786.7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AD from personal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FIDO june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72.05" calcext:value-type="float">
            <text:p>-72.0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string" calcext:value-type="string">
            <text:p>CAD from TD business to TD US person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60.92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0.92" calcext:value-type="float">
            <text:p>-60.9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30 USD(Penn state) (1.36 by CIBC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8" calcext:value-type="float">
            <text:p>-40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30 USD(Penn state) (1.3580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74" calcext:value-type="float">
            <text:p>-40.7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52.65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2.65" calcext:value-type="float">
            <text:p>-52.6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TD Car insur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83.63" calcext:value-type="float">
            <text:p>-183.6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Honda car lea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Quality Inn Dunnmore <text:s/>(110.86 @ 1.3598232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50.75" calcext:value-type="float">
            <text:p>-150.7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Dunnmore <text:s/>(134.47 @ 1.359857217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82.86" calcext:value-type="float">
            <text:p>-182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fruit refund <text:s/>(8.82 @ 1.28911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95" calcext:value-type="float">
            <text:p>-43.9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office:value-type="string" calcext:value-type="string">
            <text:p>wang ke GoldKey accountant consulting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office:value-type="string" calcext:value-type="string">
            <text:p>to IB 9100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54" calcext:value-type="float">
            <text:p>-40.5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TD personal USD to biz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5.22" calcext:value-type="float">
            <text:p>-45.2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office:value-type="string" calcext:value-type="string">
            <text:p>renewal license plat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6" calcext:value-type="date">
            <text:p>08/26/19</text:p>
          </table:table-cell>
          <table:table-cell office:value-type="string" calcext:value-type="string">
            <text:p>CIBC 0704 Aug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943.9" calcext:value-type="float">
            <text:p>-943.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29" calcext:value-type="date">
            <text:p>08/2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9.98" calcext:value-type="float">
            <text:p>-49.9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01" calcext:value-type="date">
            <text:p>09/01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56" calcext:value-type="float">
            <text:p>-43.5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08" calcext:value-type="date">
            <text:p>09/08/19</text:p>
          </table:table-cell>
          <table:table-cell office:value-type="string" calcext:value-type="string">
            <text:p>gas tonka gas b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1" calcext:value-type="date">
            <text:p>09/11/19</text:p>
          </table:table-cell>
          <table:table-cell office:value-type="string" calcext:value-type="string">
            <text:p>Thinkpad comput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xpense</text:p>
          </table:table-cell>
          <table:table-cell office:value-type="float" office:value="-2038.58" calcext:value-type="float">
            <text:p>-2038.5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3" calcext:value-type="date">
            <text:p>09/13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39" calcext:value-type="float">
            <text:p>-50.3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7" calcext:value-type="date">
            <text:p>09/17/19</text:p>
          </table:table-cell>
          <table:table-cell office:value-type="string" calcext:value-type="string">
            <text:p>transfer from 34731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9-20" calcext:value-type="date">
            <text:p>09/20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04" calcext:value-type="float">
            <text:p>-50.0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25" calcext:value-type="date">
            <text:p>09/25/19</text:p>
          </table:table-cell>
          <table:table-cell office:value-type="string" calcext:value-type="string">
            <text:p>Payment of FIDO mobile charg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28" calcext:value-type="date">
            <text:p>09/2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3.4" calcext:value-type="float">
            <text:p>-53.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10-01" calcext:value-type="date">
            <text:p>10/01/19</text:p>
          </table:table-cell>
          <table:table-cell office:value-type="string" calcext:value-type="string">
            <text:p>CIBC 0704 Aug credit card payment (8.25-9.25)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2282.55" calcext:value-type="float">
            <text:p>-2282.5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10-13" calcext:value-type="date">
            <text:p>10/13/19</text:p>
          </table:table-cell>
          <table:table-cell office:value-type="string" calcext:value-type="string">
            <text:p>gas in missisaug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3.55" calcext:value-type="float">
            <text:p>-53.5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15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15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CIBC</text:p>
          </table:table-cell>
          <table:table-cell table:number-columns-repeated="4"/>
          <table:table-cell table:style-name="ce15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5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8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07:12:44.802449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10-14T07:13:57.050913602</dc:date>
    <meta:editing-duration>P1DT3H44M19S</meta:editing-duration>
    <meta:editing-cycles>131</meta:editing-cycles>
    <meta:generator>LibreOffice/6.0.7.3$Linux_X86_64 LibreOffice_project/00m0$Build-3</meta:generator>
    <meta:document-statistic meta:table-count="4" meta:cell-count="495" meta:object-count="0"/>
  </office:meta>
</office:document-meta>
</file>